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0100000001D9E7FAF9D5F2FF47.png" manifest:media-type="image/png"/>
  <manifest:file-entry manifest:full-path="Pictures/1000039A0000001A0000001ADD37FB1A453D9282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  <style:font-face style:name="sans-serif" svg:font-family="sans-serif"/>
  </office:font-face-decls>
  <office:automatic-styles>
    <style:style style:name="P1" style:family="paragraph" style:parent-style-name="Standard">
      <style:text-properties officeooo:rsid="00060eb5" officeooo:paragraph-rsid="00060eb5"/>
    </style:style>
    <style:style style:name="P2" style:family="paragraph" style:parent-style-name="Standard">
      <style:text-properties officeooo:rsid="00078bf5" officeooo:paragraph-rsid="00078bf5"/>
    </style:style>
    <style:style style:name="P3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78bf5" officeooo:paragraph-rsid="00078bf5" style:font-size-asian="11pt" style:font-size-complex="11pt"/>
    </style:style>
    <style:style style:name="P4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78bf5" officeooo:paragraph-rsid="0008bc38" style:font-size-asian="11pt" style:font-size-complex="11pt"/>
    </style:style>
    <style:style style:name="P5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78bf5" officeooo:paragraph-rsid="0008d6e9" style:font-size-asian="11pt" style:font-size-complex="11pt"/>
    </style:style>
    <style:style style:name="P6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78bf5" officeooo:paragraph-rsid="00078bf5" style:font-size-asian="11pt" style:font-size-complex="11pt"/>
    </style:style>
    <style:style style:name="P7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78bf5" officeooo:paragraph-rsid="0008bc38" style:font-size-asian="11pt" style:font-size-complex="11pt"/>
    </style:style>
    <style:style style:name="P8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78bf5" officeooo:paragraph-rsid="0008d6e9" style:font-size-asian="11pt" style:font-size-complex="11pt"/>
    </style:style>
    <style:style style:name="P9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8bc38" officeooo:paragraph-rsid="0008bc38" style:font-size-asian="11pt" style:font-size-complex="11pt"/>
    </style:style>
    <style:style style:name="P10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8bc38" officeooo:paragraph-rsid="0008d6e9" style:font-size-asian="11pt" style:font-size-complex="11pt"/>
    </style:style>
    <style:style style:name="P11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8d6e9" officeooo:paragraph-rsid="0008d6e9" style:font-size-asian="11pt" style:font-size-complex="11pt"/>
    </style:style>
    <style:style style:name="P12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9b1f6" officeooo:paragraph-rsid="0009b1f6" style:font-size-asian="11pt" style:font-size-complex="11pt"/>
    </style:style>
    <style:style style:name="T1" style:family="text">
      <style:text-properties fo:color="#202122" loext:opacity="100%"/>
    </style:style>
    <style:style style:name="T2" style:family="text">
      <style:text-properties officeooo:rsid="0008bc38"/>
    </style:style>
    <style:style style:name="T3" style:family="text">
      <style:text-properties officeooo:rsid="0008d6e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colhemos o setpoint sei lá qual</text:p>
      <text:p text:style-name="P1"/>
      <text:p text:style-name="P2">Método da tangente: </text:p>
      <text:p text:style-name="P2"/>
      <text:p text:style-name="P2"/>
      <text:p text:style-name="P2">k = 5</text:p>
      <text:p text:style-name="P2"/>
      <text:p text:style-name="P2">p1 = 12.4</text:p>
      <text:p text:style-name="P2">p2 = 173</text:p>
      <text:p text:style-name="P2"/>
      <text:p text:style-name="P3">θ = 12.4</text:p>
      <text:p text:style-name="P3"><text:span text:style-name="T1"><draw:frame draw:style-name="fr1" draw:name="Image1" text:anchor-type="as-char" svg:width="0.041cm" svg:height="0.041cm" draw:z-index="0"><draw:image xlink:href="Pictures/1000039A0000001A0000001ADD37FB1A453D9282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tau</svg:title></draw:frame></text:span></text:p>
      <text:p text:style-name="P6">τ = 173 – 12.4 = 160.6</text:p>
      <text:p text:style-name="P6"/>
      <text:p text:style-name="P6">tf = 5 * e^-12.4/ 160.6S + 1 </text:p>
      <text:p text:style-name="P6"/>
      <text:p text:style-name="P9">Método Smith</text:p>
      <text:p text:style-name="P9"/>
      <text:p text:style-name="P9">Valores úteis:</text:p>
      <text:p text:style-name="P9"/>
      <text:p text:style-name="P9">63.2% de 5 = 3.16</text:p>
      <text:p text:style-name="P9">28.3% de 5 = 1.415</text:p>
      <text:p text:style-name="P9"/>
      <text:p text:style-name="P9">t1 = 60.6</text:p>
      <text:p text:style-name="P9">t2 = 158</text:p>
      <text:p text:style-name="P9"/>
      <text:p text:style-name="P9">k = 5</text:p>
      <text:p text:style-name="P7">τ <text:span text:style-name="T2">= 1.5(158 – 60.6) = 146.1</text:span></text:p>
      <text:p text:style-name="P4">θ <text:span text:style-name="T2">= 158 – 146.1 = 11,9</text:span></text:p>
      <text:p text:style-name="P4"/>
      <text:p text:style-name="P7">tf = 5 * e^-1<text:span text:style-name="T2">1</text:span>.<text:span text:style-name="T2">9</text:span>/ 1<text:span text:style-name="T2">46.1</text:span>S + 1</text:p>
      <text:p text:style-name="P4"/>
      <text:p text:style-name="P7"/>
      <text:p text:style-name="P11">Escolhemos o método Smith porque é o mais top e usaremos esses parametros:</text:p>
      <text:p text:style-name="P10">k = 5</text:p>
      <text:p text:style-name="P8">τ <text:span text:style-name="T2">= 146.1</text:span></text:p>
      <text:p text:style-name="P5">θ <text:span text:style-name="T3">= </text:span><text:span text:style-name="T2">11,9</text:span></text:p>
      <text:p text:style-name="P8">tf = 5 * e^-1<text:span text:style-name="T2">1</text:span>.<text:span text:style-name="T2">9</text:span>/ 1<text:span text:style-name="T2">46.1</text:span>S + 1</text:p>
      <text:p text:style-name="P8"/>
      <text:p text:style-name="P8"/>
      <text:p text:style-name="P11">E(s) = SP – PV</text:p>
      <text:p text:style-name="P11">PV = FT * E(s) </text:p>
      <text:p text:style-name="P11"/>
      <text:p text:style-name="P11">E(s) = SP – (FT * E(s)) </text:p>
      <text:p text:style-name="P11"/>
      <text:p text:style-name="P11">E(s) + FT * E(s) = SP </text:p>
      <text:p text:style-name="P11"/>
      <text:p text:style-name="P11">E(s) * (1 + FT) = SP</text:p>
      <text:p text:style-name="P11">E(s) = SP / (1 + FT) </text:p>
      <text:p text:style-name="P11"/>
      <text:p text:style-name="P12">lm (inf) = lim s→inf <text:s text:c="2"/>SP/S * S * 1/(1 + Ft) = SP/(1 + Ft) </text:p>
      <text:p text:style-name="P12">SP = Degrau escolhido </text:p>
      <text:p text:style-name="P12">FT = Função de transferenci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9:49:20.651226401</meta:creation-date>
    <dc:date>2022-09-13T20:47:57.393221132</dc:date>
    <meta:editing-duration>PT3M42S</meta:editing-duration>
    <meta:editing-cycles>1</meta:editing-cycles>
    <meta:document-statistic meta:table-count="0" meta:image-count="1" meta:object-count="0" meta:page-count="1" meta:paragraph-count="33" meta:word-count="170" meta:character-count="644" meta:non-whitespace-character-count="492"/>
    <meta:generator>LibreOffice/7.2.7.2$Linux_X86_64 LibreOffice_project/20$Build-2</meta:generator>
  </office:meta>
</office:document-meta>
</file>